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 style:shadow="none"/>
    </style:style>
    <style:style style:name="Tabella1.A" style:family="table-column">
      <style:table-column-properties style:column-width="5.75cm" style:rel-column-width="32767*"/>
    </style:style>
    <style:style style:name="Tabella1.B" style:family="table-column">
      <style:table-column-properties style:column-width="2.157cm" style:rel-column-width="12292*"/>
    </style:style>
    <style:style style:name="Tabella1.C" style:family="table-column">
      <style:table-column-properties style:column-width="3.593cm" style:rel-column-width="20476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.5cm"/>
    </style:style>
    <style:style style:name="Tabella1.A3" style:family="table-cell">
      <style:table-cell-properties style:vertical-align="middle" fo:padding="0cm" fo:border="none"/>
    </style:style>
    <style:style style:name="Tabella1.C3" style:family="table-cell">
      <style:table-cell-properties style:vertical-align="" fo:padding="0cm" fo:border="none"/>
    </style:style>
    <style:style style:name="Tabella1.4" style:family="table-row">
      <style:table-row-properties style:row-height="1.499cm"/>
    </style:style>
    <style:style style:name="Tabella1.A4" style:family="table-cell">
      <style:table-cell-properties fo:padding="0cm" fo:border="none"/>
    </style:style>
    <style:style style:name="Tabella1.5" style:family="table-row">
      <style:table-row-properties style:row-height="2.499cm"/>
    </style:style>
    <style:style style:name="Tabella1.A5" style:family="table-cell">
      <style:table-cell-properties fo:padding="0cm" fo:border="none"/>
    </style:style>
    <style:style style:name="Tabella1.A7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fac931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text-properties officeooo:paragraph-rsid="00d6ed2a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48pt" fo:font-style="normal" style:text-underline-style="none" fo:font-weight="bold" officeooo:rsid="00fac931" officeooo:paragraph-rsid="00fac931" style:font-name-asian="SimSun" style:font-size-asian="48pt" style:font-style-asian="normal" style:font-weight-asian="bold" style:font-name-complex="Tahoma" style:font-size-complex="48pt" style:font-style-complex="normal" style:font-weight-complex="bold" style:text-scale="10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26pt" fo:font-style="normal" style:text-underline-style="none" fo:font-weight="bold" officeooo:rsid="001a116f" officeooo:paragraph-rsid="00fac931" style:font-name-asian="SimSun" style:font-size-asian="26pt" style:font-style-asian="normal" style:font-weight-asian="bold" style:font-name-complex="Tahoma" style:font-size-complex="26pt" style:font-style-complex="normal" style:font-weight-complex="bold" style:text-scale="60%"/>
    </style:style>
    <style:style style:name="P1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fac931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1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fc0bde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fo:font-size="12pt" officeooo:rsid="001a116f" style:font-size-asian="12pt" style:font-size-complex="12pt"/>
    </style:style>
    <style:style style:name="fr1" style:family="graphic" style:parent-style-name="Frame">
      <style:graphic-properties style:vertical-pos="middle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7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3">12992801</text:p>
          </table:table-cell>
          <table:covered-table-cell/>
          <table:table-cell table:style-name="Tabella1.C3" office:value-type="string">
            <text:p text:style-name="P8"><draw:frame draw:style-name="fr1" draw:name="image:asimage(load(record, 'company_logo'))" text:anchor-type="as-char" svg:width="3.415cm" style:rel-width="90%" svg:height="3.41cm" style:rel-height="scale-min" draw:z-index="0"><draw:text-box><text:p text:style-name="P11"/></draw:text-box></draw:frame></text:p>
          </table:table-cell>
        </table:table-row>
        <table:table-row table:style-name="Tabella1.4">
          <table:table-cell table:style-name="Tabella1.A5" table:number-columns-spanned="3" office:value-type="string">
            <text:p text:style-name="P14"><text:placeholder text:placeholder-type="text">&lt;load(record, 'description_partner')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table:number-columns-spanned="3" office:value-type="string">
            <text:p text:style-name="P7"><draw:frame draw:style-name="fr2" draw:name="image: barcode(load(record, 'ean13'), 'ean13')" text:anchor-type="as-char" style:rel-width="scale" svg:height="2.159cm" style:rel-height="90%" draw:z-index="1"><draw:text-box fo:min-width="3.36cm"><text:p text:style-name="P11"/></draw:text-box></draw:frame></text:p>
          </table:table-cell>
          <table:covered-table-cell/>
          <table:covered-table-cell/>
        </table:table-row>
        <table:table-row table:style-name="Tabella1.5">
          <table:table-cell table:style-name="Tabella1.A3" office:value-type="string">
            <text:p text:style-name="P15"><text:span text:style-name="T4"><text:s/></text:span><text:span text:style-name="T4"><text:placeholder text:placeholder-type="text">&lt;load(record, 'q_x_pack')&gt;</text:placeholder></text:span><text:span text:style-name="T4"> </text:span><text:span text:style-name="T4"><text:placeholder text:placeholder-type="text">&lt;load(record, 'q_x_pack', mode='string', position=1)&gt;</text:placeholder></text:span><text:span text:style-name="T4"><text:line-break/> </text:span><text:span text:style-name="T4"><text:placeholder text:placeholder-type="text">&lt;load(record, 'q_x_pallet')&gt;</text:placeholder></text:span><text:span text:style-name="T4"> </text:span><text:span text:style-name="T4"><text:placeholder text:placeholder-type="text">&lt;load(record, 'q_x_pallet', mode='string', position=1)&gt;</text:placeholder></text:span></text:p>
          </table:table-cell>
          <table:table-cell table:style-name="Tabella1.A3" table:number-columns-spanned="2" office:value-type="string">
            <text:p text:style-name="P16"><text:span text:style-name="T4"><text:placeholder text:placeholder-type="text">&lt;load(record, 'order_ref', mode='string', position=1)&gt;</text:placeholder></text:span><text:span text:style-name="T4"><text:placeholder text:placeholder-type="text">&lt;load(record, 'order_ref')&gt;</text:placeholder></text:span></text:p>
          </table:table-cell>
          <table:covered-table-cell/>
        </table:table-row>
        <text:soft-page-break/>
        <table:table-row table:style-name="Tabella1.1">
          <table:table-cell table:style-name="Tabella1.A7" table:number-columns-spanned="3" office:value-type="string">
            <text:p text:style-name="P10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2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7-20T18:51:34.834591790</dc:date>
    <meta:editing-duration>PT17H13M37S</meta:editing-duration>
    <meta:editing-cycles>233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58" meta:character-count="724" meta:non-whitespace-character-count="678"/>
  </office:meta>
</office:document-meta>
</file>